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eorgia" svg:font-family="Georgia"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58"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4" style:family="table-column">
      <style:table-column-properties fo:break-before="auto" style:column-width="0.7398in"/>
    </style:style>
    <style:style style:name="co85" style:family="table-column">
      <style:table-column-properties fo:break-before="auto" style:column-width="1.3681in"/>
    </style:style>
    <style:style style:name="co86" style:family="table-column">
      <style:table-column-properties fo:break-before="auto" style:column-width="0.7299in"/>
    </style:style>
    <style:style style:name="co87" style:family="table-column">
      <style:table-column-properties fo:break-before="auto" style:column-width="5.6972in"/>
    </style:style>
    <style:style style:name="co88" style:family="table-column">
      <style:table-column-properties fo:break-before="auto" style:column-width="2.1654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6" style:family="table-column">
      <style:table-column-properties fo:break-before="auto" style:column-width="0.7701in"/>
    </style:style>
    <style:style style:name="co117" style:family="table-column">
      <style:table-column-properties fo:break-before="auto" style:column-width="0.9728in"/>
    </style:style>
    <style:style style:name="co118" style:family="table-column">
      <style:table-column-properties fo:break-before="auto" style:column-width="5.798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035in"/>
    </style:style>
    <style:style style:name="co141" style:family="table-column">
      <style:table-column-properties fo:break-before="auto" style:column-width="4.5992in"/>
    </style:style>
    <style:style style:name="co142" style:family="table-column">
      <style:table-column-properties fo:break-before="auto" style:column-width="2.1016in"/>
    </style:style>
    <style:style style:name="co143" style:family="table-column">
      <style:table-column-properties fo:break-before="auto" style:column-width="0.6098in"/>
    </style:style>
    <style:style style:name="co144" style:family="table-column">
      <style:table-column-properties fo:break-before="auto" style:column-width="1.2374in"/>
    </style:style>
    <style:style style:name="co145" style:family="table-column">
      <style:table-column-properties fo:break-before="auto" style:column-width="0.802in"/>
    </style:style>
    <style:style style:name="co146" style:family="table-column">
      <style:table-column-properties fo:break-before="auto" style:column-width="5.3098in"/>
    </style:style>
    <style:style style:name="co147" style:family="table-column">
      <style:table-column-properties fo:break-before="auto" style:column-width="1.752in"/>
    </style:style>
    <style:style style:name="co148" style:family="table-column">
      <style:table-column-properties fo:break-before="auto" style:column-width="0.6in"/>
    </style:style>
    <style:style style:name="co149" style:family="table-column">
      <style:table-column-properties fo:break-before="auto" style:column-width="5.1571in"/>
    </style:style>
    <style:style style:name="co150" style:family="table-column">
      <style:table-column-properties fo:break-before="auto" style:column-width="2.5835in"/>
    </style:style>
    <style:style style:name="co151" style:family="table-column">
      <style:table-column-properties fo:break-before="auto" style:column-width="0.7618in"/>
    </style:style>
    <style:style style:name="co152" style:family="table-column">
      <style:table-column-properties fo:break-before="auto" style:column-width="1.4472in"/>
    </style:style>
    <style:style style:name="co153" style:family="table-column">
      <style:table-column-properties fo:break-before="auto" style:column-width="9.1646in"/>
    </style:style>
    <style:style style:name="co154" style:family="table-column">
      <style:table-column-properties fo:break-before="auto" style:column-width="5.2854in"/>
    </style:style>
    <style:style style:name="co155" style:family="table-column">
      <style:table-column-properties fo:break-before="auto" style:column-width="2.7228in"/>
    </style:style>
    <style:style style:name="co156" style:family="table-column">
      <style:table-column-properties fo:break-before="auto" style:column-width="0.6772in"/>
    </style:style>
    <style:style style:name="co157" style:family="table-column">
      <style:table-column-properties fo:break-before="auto" style:column-width="0.9063in"/>
    </style:style>
    <style:style style:name="co158" style:family="table-column">
      <style:table-column-properties fo:break-before="auto" style:column-width="1.5728in"/>
    </style:style>
    <style:style style:name="co159" style:family="table-column">
      <style:table-column-properties fo:break-before="auto" style:column-width="5.2217in"/>
    </style:style>
    <style:style style:name="co160" style:family="table-column">
      <style:table-column-properties fo:break-before="auto" style:column-width="1.6492in"/>
    </style:style>
    <style:style style:name="co161" style:family="table-column">
      <style:table-column-properties fo:break-before="auto" style:column-width="2.2299in"/>
    </style:style>
    <style:style style:name="co162" style:family="table-column">
      <style:table-column-properties fo:break-before="auto" style:column-width="0.7283in"/>
    </style:style>
    <style:style style:name="co163" style:family="table-column">
      <style:table-column-properties fo:break-before="auto" style:column-width="6.0575in"/>
    </style:style>
    <style:style style:name="co164" style:family="table-column">
      <style:table-column-properties fo:break-before="auto" style:column-width="2.5083in"/>
    </style:style>
    <style:style style:name="co165" style:family="table-column">
      <style:table-column-properties fo:break-before="auto" style:column-width="5.7465in"/>
    </style:style>
    <style:style style:name="co166" style:family="table-column">
      <style:table-column-properties fo:break-before="auto" style:column-width="2.4335in"/>
    </style:style>
    <style:style style:name="co167" style:family="table-column">
      <style:table-column-properties fo:break-before="auto" style:column-width="1.1244in"/>
    </style:style>
    <style:style style:name="co168" style:family="table-column">
      <style:table-column-properties fo:break-before="auto" style:column-width="1.3425in"/>
    </style:style>
    <style:style style:name="co169" style:family="table-column">
      <style:table-column-properties fo:break-before="auto" style:column-width="4.778in"/>
    </style:style>
    <style:style style:name="co170" style:family="table-column">
      <style:table-column-properties fo:break-before="auto" style:column-width="1.8827in"/>
    </style:style>
    <style:style style:name="co171" style:family="table-column">
      <style:table-column-properties fo:break-before="auto" style:column-width="0.7181in"/>
    </style:style>
    <style:style style:name="co172" style:family="table-column">
      <style:table-column-properties fo:break-before="auto" style:column-width="1.3075in"/>
    </style:style>
    <style:style style:name="co173" style:family="table-column">
      <style:table-column-properties fo:break-before="auto" style:column-width="4.6425in"/>
    </style:style>
    <style:style style:name="co174" style:family="table-column">
      <style:table-column-properties fo:break-before="auto" style:column-width="2.7016in"/>
    </style:style>
    <style:style style:name="co175" style:family="table-column">
      <style:table-column-properties fo:break-before="auto" style:column-width="5.4898in"/>
    </style:style>
    <style:style style:name="co176" style:family="table-column">
      <style:table-column-properties fo:break-before="auto" style:column-width="0.8791in"/>
    </style:style>
    <style:style style:name="co177" style:family="table-column">
      <style:table-column-properties fo:break-before="auto" style:column-width="1.0075in"/>
    </style:style>
    <style:style style:name="co178" style:family="table-column">
      <style:table-column-properties fo:break-before="auto" style:column-width="5.6283in"/>
    </style:style>
    <style:style style:name="co179" style:family="table-column">
      <style:table-column-properties fo:break-before="auto" style:column-width="3.5165in"/>
    </style:style>
    <style:style style:name="co180" style:family="table-column">
      <style:table-column-properties fo:break-before="auto" style:column-width="1.4256in"/>
    </style:style>
    <style:style style:name="co181" style:family="table-column">
      <style:table-column-properties fo:break-before="auto" style:column-width="2.2083in"/>
    </style:style>
    <style:style style:name="co182" style:family="table-column">
      <style:table-column-properties fo:break-before="auto" style:column-width="5.6819in"/>
    </style:style>
    <style:style style:name="co183" style:family="table-column">
      <style:table-column-properties fo:break-before="auto" style:column-width="2.3366in"/>
    </style:style>
    <style:style style:name="co184" style:family="table-column">
      <style:table-column-properties fo:break-before="auto" style:column-width="1.3689in"/>
    </style:style>
    <style:style style:name="co185" style:family="table-column">
      <style:table-column-properties fo:break-before="auto" style:column-width="5.0654in"/>
    </style:style>
    <style:style style:name="co186" style:family="table-column">
      <style:table-column-properties fo:break-before="auto" style:column-width="3.7201in"/>
    </style:style>
    <style:style style:name="co187" style:family="table-column">
      <style:table-column-properties fo:break-before="auto" style:column-width="2.9055in"/>
    </style:style>
    <style:style style:name="co188" style:family="table-column">
      <style:table-column-properties fo:break-before="auto" style:column-width="0.8575in"/>
    </style:style>
    <style:style style:name="co189" style:family="table-column">
      <style:table-column-properties fo:break-before="auto" style:column-width="2.5193in"/>
    </style:style>
    <style:style style:name="co190" style:family="table-column">
      <style:table-column-properties fo:break-before="auto" style:column-width="5.5217in"/>
    </style:style>
    <style:style style:name="co191" style:family="table-column">
      <style:table-column-properties fo:break-before="auto" style:column-width="0.911in"/>
    </style:style>
    <style:style style:name="co192" style:family="table-column">
      <style:table-column-properties fo:break-before="auto" style:column-width="1.1472in"/>
    </style:style>
    <style:style style:name="co193" style:family="table-column">
      <style:table-column-properties fo:break-before="auto" style:column-width="0.4602in"/>
    </style:style>
    <style:style style:name="co194" style:family="table-column">
      <style:table-column-properties fo:break-before="auto" style:column-width="5.6398in"/>
    </style:style>
    <style:style style:name="co195" style:family="table-column">
      <style:table-column-properties fo:break-before="auto" style:column-width="3.0984in"/>
    </style:style>
    <style:style style:name="co196" style:family="table-column">
      <style:table-column-properties fo:break-before="auto" style:column-width="0.8146in"/>
    </style:style>
    <style:style style:name="co197" style:family="table-column">
      <style:table-column-properties fo:break-before="auto" style:column-width="2.2618in"/>
    </style:style>
    <style:style style:name="co198" style:family="table-column">
      <style:table-column-properties fo:break-before="auto" style:column-width="0.6709in"/>
    </style:style>
    <style:style style:name="co199" style:family="table-column">
      <style:table-column-properties fo:break-before="auto" style:column-width="0.9409in"/>
    </style:style>
    <style:style style:name="co200" style:family="table-column">
      <style:table-column-properties fo:break-before="auto" style:column-width="1.2638in"/>
    </style:style>
    <style:style style:name="co201" style:family="table-column">
      <style:table-column-properties fo:break-before="auto" style:column-width="0.8252in"/>
    </style:style>
    <style:style style:name="co202" style:family="table-column">
      <style:table-column-properties fo:break-before="auto" style:column-width="1.6189in"/>
    </style:style>
    <style:style style:name="co203" style:family="table-column">
      <style:table-column-properties fo:break-before="auto" style:column-width="4.3311in"/>
    </style:style>
    <style:style style:name="co204" style:family="table-column">
      <style:table-column-properties fo:break-before="auto" style:column-width="4.0634in"/>
    </style:style>
    <style:style style:name="co205" style:family="table-column">
      <style:table-column-properties fo:break-before="auto" style:column-width="2.8307in"/>
    </style:style>
    <style:style style:name="co206" style:family="table-column">
      <style:table-column-properties fo:break-before="auto" style:column-width="5.3717in"/>
    </style:style>
    <style:style style:name="co207" style:family="table-column">
      <style:table-column-properties fo:break-before="auto" style:column-width="1.3516in"/>
    </style:style>
    <style:style style:name="co208" style:family="table-column">
      <style:table-column-properties fo:break-before="auto" style:column-width="5.3008in"/>
    </style:style>
    <style:style style:name="co209" style:family="table-column">
      <style:table-column-properties fo:break-before="auto" style:column-width="1.4728in"/>
    </style:style>
    <style:style style:name="co210" style:family="table-column">
      <style:table-column-properties fo:break-before="auto" style:column-width="4.8571in"/>
    </style:style>
    <style:style style:name="co211" style:family="table-column">
      <style:table-column-properties fo:break-before="auto" style:column-width="2.2728in"/>
    </style:style>
    <style:style style:name="co212" style:family="table-column">
      <style:table-column-properties fo:break-before="auto" style:column-width="0.8681in"/>
    </style:style>
    <style:style style:name="co213" style:family="table-column">
      <style:table-column-properties fo:break-before="auto" style:column-width="4.5673in"/>
    </style:style>
    <style:style style:name="co214" style:family="table-column">
      <style:table-column-properties fo:break-before="auto" style:column-width="4.9957in"/>
    </style:style>
    <style:style style:name="co215" style:family="table-column">
      <style:table-column-properties fo:break-before="auto" style:column-width="1.211in"/>
    </style:style>
    <style:style style:name="co216" style:family="table-column">
      <style:table-column-properties fo:break-before="auto" style:column-width="4.6209in"/>
    </style:style>
    <style:style style:name="co217" style:family="table-column">
      <style:table-column-properties fo:break-before="auto" style:column-width="4.0417in"/>
    </style:style>
    <style:style style:name="co218" style:family="table-column">
      <style:table-column-properties fo:break-before="auto" style:column-width="4.2563in"/>
    </style:style>
    <style:style style:name="co219" style:family="table-column">
      <style:table-column-properties fo:break-before="auto" style:column-width="1.9618in"/>
    </style:style>
    <style:style style:name="co220" style:family="table-column">
      <style:table-column-properties fo:break-before="auto" style:column-width="0.7146in"/>
    </style:style>
    <style:style style:name="co221" style:family="table-column">
      <style:table-column-properties fo:break-before="auto" style:column-width="1.4429in"/>
    </style:style>
    <style:style style:name="co222" style:family="table-column">
      <style:table-column-properties fo:break-before="auto" style:column-width="5.1354in"/>
    </style:style>
    <style:style style:name="co223" style:family="table-column">
      <style:table-column-properties fo:break-before="auto" style:column-width="2.2681in"/>
    </style:style>
    <style:style style:name="co224" style:family="table-column">
      <style:table-column-properties fo:break-before="auto" style:column-width="5.4138in"/>
    </style:style>
    <style:style style:name="co225" style:family="table-column">
      <style:table-column-properties fo:break-before="auto" style:column-width="1.7472in"/>
    </style:style>
    <style:style style:name="co226" style:family="table-column">
      <style:table-column-properties fo:break-before="auto" style:column-width="0.6217in"/>
    </style:style>
    <style:style style:name="co227" style:family="table-column">
      <style:table-column-properties fo:break-before="auto" style:column-width="2.6374in"/>
    </style:style>
    <style:style style:name="co228" style:family="table-column">
      <style:table-column-properties fo:break-before="auto" style:column-width="4.3425in"/>
    </style:style>
    <style:style style:name="co229" style:family="table-column">
      <style:table-column-properties fo:break-before="auto" style:column-width="2.1335in"/>
    </style:style>
    <style:style style:name="co230" style:family="table-column">
      <style:table-column-properties fo:break-before="auto" style:column-width="0.6791in"/>
    </style:style>
    <style:style style:name="co231" style:family="table-column">
      <style:table-column-properties fo:break-before="auto" style:column-width="0.8209in"/>
    </style:style>
    <style:style style:name="co232" style:family="table-column">
      <style:table-column-properties fo:break-before="auto" style:column-width="5.6571in"/>
    </style:style>
    <style:style style:name="co233" style:family="table-column">
      <style:table-column-properties fo:break-before="auto" style:column-width="1.7028in"/>
    </style:style>
    <style:style style:name="co234" style:family="table-column">
      <style:table-column-properties fo:break-before="auto" style:column-width="5.5965in"/>
    </style:style>
    <style:style style:name="co235" style:family="table-column">
      <style:table-column-properties fo:break-before="auto" style:column-width="2.5626in"/>
    </style:style>
    <style:style style:name="co236" style:family="table-column">
      <style:table-column-properties fo:break-before="auto" style:column-width="0.5252in"/>
    </style:style>
    <style:style style:name="co237" style:family="table-column">
      <style:table-column-properties fo:break-before="auto" style:column-width="4.7925in"/>
    </style:style>
    <style:style style:name="co238" style:family="table-column">
      <style:table-column-properties fo:break-before="auto" style:column-width="1.522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0.1756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2846in" fo:break-before="auto" style:use-optimal-row-height="true"/>
    </style:style>
    <style:style style:name="ro31" style:family="table-row">
      <style:table-row-properties style:row-height="1.7307in" fo:break-before="auto" style:use-optimal-row-height="true"/>
    </style:style>
    <style:style style:name="ro32" style:family="table-row">
      <style:table-row-properties style:row-height="0.3209in" fo:break-before="auto" style:use-optimal-row-height="true"/>
    </style:style>
    <style:style style:name="ro33" style:family="table-row">
      <style:table-row-properties style:row-height="0.952in" fo:break-before="auto" style:use-optimal-row-height="true"/>
    </style:style>
    <style:style style:name="ro34" style:family="table-row">
      <style:table-row-properties style:row-height="3.6543in" fo:break-before="auto" style:use-optimal-row-height="true"/>
    </style:style>
    <style:style style:name="ro35" style:family="table-row">
      <style:table-row-properties style:row-height="1.0764in" fo:break-before="auto" style:use-optimal-row-height="true"/>
    </style:style>
    <style:style style:name="ro36" style:family="table-row">
      <style:table-row-properties style:row-height="0.7764in" fo:break-before="auto" style:use-optimal-row-height="true"/>
    </style:style>
    <style:style style:name="ro37" style:family="table-row">
      <style:table-row-properties style:row-height="0.6425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1299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2.3728in" fo:break-before="auto" style:use-optimal-row-height="true"/>
    </style:style>
    <style:style style:name="ro46" style:family="table-row">
      <style:table-row-properties style:row-height="2.6839in" fo:break-before="auto" style:use-optimal-row-height="true"/>
    </style:style>
    <style:style style:name="ro47" style:family="table-row">
      <style:table-row-properties style:row-height="1.4016in" fo:break-before="auto" style:use-optimal-row-height="true"/>
    </style:style>
    <style:style style:name="ro48" style:family="table-row">
      <style:table-row-properties style:row-height="3.4409in" fo:break-before="auto" style:use-optimal-row-height="true"/>
    </style:style>
    <style:style style:name="ro49" style:family="table-row">
      <style:table-row-properties style:row-height="3.1984in" fo:break-before="auto" style:use-optimal-row-height="true"/>
    </style:style>
    <style:style style:name="ro50" style:family="table-row">
      <style:table-row-properties style:row-height="2.8189in" fo:break-before="auto" style:use-optimal-row-height="true"/>
    </style:style>
    <style:style style:name="ro51" style:family="table-row">
      <style:table-row-properties style:row-height="0.1866in" fo:break-before="auto" style:use-optimal-row-height="true"/>
    </style:style>
    <style:style style:name="ro52" style:family="table-row">
      <style:table-row-properties style:row-height="0.4898in" fo:break-before="auto" style:use-optimal-row-height="true"/>
    </style:style>
    <style:style style:name="ro53" style:family="table-row">
      <style:table-row-properties style:row-height="0.3472in" fo:break-before="auto" style:use-optimal-row-height="true"/>
    </style:style>
    <style:style style:name="ro54" style:family="table-row">
      <style:table-row-properties style:row-height="2.0417in" fo:break-before="auto" style:use-optimal-row-height="true"/>
    </style:style>
    <style:style style:name="ro55" style:family="table-row">
      <style:table-row-properties style:row-height="0.1701in" fo:break-before="auto" style:use-optimal-row-height="false"/>
    </style:style>
    <style:style style:name="ro56" style:family="table-row">
      <style:table-row-properties style:row-height="1.5957in" fo:break-before="auto" style:use-optimal-row-height="true"/>
    </style:style>
    <style:style style:name="ro57" style:family="table-row">
      <style:table-row-properties style:row-height="0.9736in" fo:break-before="auto" style:use-optimal-row-height="true"/>
    </style:style>
    <style:style style:name="ro58" style:family="table-row">
      <style:table-row-properties style:row-height="0.4866in" fo:break-before="auto" style:use-optimal-row-height="true"/>
    </style:style>
    <style:style style:name="ro59" style:family="table-row">
      <style:table-row-properties style:row-height="2.5701in" fo:break-before="auto" style:use-optimal-row-height="true"/>
    </style:style>
    <style:style style:name="ro60" style:family="table-row">
      <style:table-row-properties style:row-height="1.3264in" fo:break-before="auto" style:use-optimal-row-height="true"/>
    </style:style>
    <style:style style:name="ro61" style:family="table-row">
      <style:table-row-properties style:row-height="3.0626in" fo:break-before="auto" style:use-optimal-row-height="true"/>
    </style:style>
    <style:style style:name="ro62" style:family="table-row">
      <style:table-row-properties style:row-height="1.6925in" fo:break-before="auto" style:use-optimal-row-height="true"/>
    </style:style>
    <style:style style:name="ro63" style:family="table-row">
      <style:table-row-properties style:row-height="2.3055in" fo:break-before="auto" style:use-optimal-row-height="true"/>
    </style:style>
    <style:style style:name="ro64" style:family="table-row">
      <style:table-row-properties style:row-height="2.1543in" fo:break-before="auto" style:use-optimal-row-height="true"/>
    </style:style>
    <style:style style:name="ro65" style:family="table-row">
      <style:table-row-properties style:row-height="2.1972in" fo:break-before="auto" style:use-optimal-row-height="true"/>
    </style:style>
    <style:style style:name="ro66" style:family="table-row">
      <style:table-row-properties style:row-height="3.5165in" fo:break-before="auto" style:use-optimal-row-height="true"/>
    </style:style>
    <style:style style:name="ro67" style:family="table-row">
      <style:table-row-properties style:row-height="2.6083in" fo:break-before="auto" style:use-optimal-row-height="true"/>
    </style:style>
    <style:style style:name="ro68" style:family="table-row">
      <style:table-row-properties style:row-height="0.6583in" fo:break-before="auto" style:use-optimal-row-height="true"/>
    </style:style>
    <style:style style:name="ro69" style:family="table-row">
      <style:table-row-properties style:row-height="3.7929in" fo:break-before="auto" style:use-optimal-row-height="true"/>
    </style:style>
    <style:style style:name="ro70" style:family="table-row">
      <style:table-row-properties style:row-height="2.0626in" fo:break-before="auto" style:use-optimal-row-height="true"/>
    </style:style>
    <style:style style:name="ro71" style:family="table-row">
      <style:table-row-properties style:row-height="2.8398in" fo:break-before="auto" style:use-optimal-row-height="true"/>
    </style:style>
    <style:style style:name="ro72" style:family="table-row">
      <style:table-row-properties style:row-height="2.2181in" fo:break-before="auto" style:use-optimal-row-height="true"/>
    </style:style>
    <style:style style:name="ro73" style:family="table-row">
      <style:table-row-properties style:row-height="2.9744in" fo:break-before="auto" style:use-optimal-row-height="true"/>
    </style:style>
    <style:style style:name="ro74" style:family="table-row">
      <style:table-row-properties style:row-height="2.5181in" fo:break-before="auto" style:use-optimal-row-height="true"/>
    </style:style>
    <style:style style:name="ro75" style:family="table-row">
      <style:table-row-properties style:row-height="4.2181in" fo:break-before="auto" style:use-optimal-row-height="true"/>
    </style:style>
    <style:style style:name="ro76" style:family="table-row">
      <style:table-row-properties style:row-height="0.3354in" fo:break-before="auto" style:use-optimal-row-height="true"/>
    </style:style>
    <style:style style:name="ro77" style:family="table-row">
      <style:table-row-properties style:row-height="1.4402in" fo:break-before="auto" style:use-optimal-row-height="true"/>
    </style:style>
    <style:style style:name="ro78" style:family="table-row">
      <style:table-row-properties style:row-height="1.7516in" fo:break-before="auto" style:use-optimal-row-height="true"/>
    </style:style>
    <style:style style:name="ro79" style:family="table-row">
      <style:table-row-properties style:row-height="3.9693in" fo:break-before="auto" style:use-optimal-row-height="true"/>
    </style:style>
    <style:style style:name="ro80" style:family="table-row">
      <style:table-row-properties style:row-height="3.1717in" fo:break-before="auto" style:use-optimal-row-height="true"/>
    </style:style>
    <style:style style:name="ro81" style:family="table-row">
      <style:table-row-properties style:row-height="1.3055in" fo:break-before="auto" style:use-optimal-row-height="true"/>
    </style:style>
    <style:style style:name="ro82" style:family="table-row">
      <style:table-row-properties style:row-height="3.0161in" fo:break-before="auto" style:use-optimal-row-height="true"/>
    </style:style>
    <style:style style:name="ro83" style:family="table-row">
      <style:table-row-properties style:row-height="2.9953in" fo:break-before="auto" style:use-optimal-row-height="true"/>
    </style:style>
    <style:style style:name="ro84" style:family="table-row">
      <style:table-row-properties style:row-height="6.7681in" fo:break-before="auto" style:use-optimal-row-height="true"/>
    </style:style>
    <style:style style:name="ro85" style:family="table-row">
      <style:table-row-properties style:row-height="3.3272in" fo:break-before="auto" style:use-optimal-row-height="true"/>
    </style:style>
    <style:style style:name="ro86" style:family="table-row">
      <style:table-row-properties style:row-height="3.1508in" fo:break-before="auto" style:use-optimal-row-height="true"/>
    </style:style>
    <style:style style:name="ro87" style:family="table-row">
      <style:table-row-properties style:row-height="2.0835in" fo:break-before="auto" style:use-optimal-row-height="true"/>
    </style:style>
    <style:style style:name="ro88" style:family="table-row">
      <style:table-row-properties style:row-height="2.7362in" fo:break-before="auto" style:use-optimal-row-height="true"/>
    </style:style>
    <style:style style:name="ro89" style:family="table-row">
      <style:table-row-properties style:row-height="2.0382in" fo:break-before="auto" style:use-optimal-row-height="true"/>
    </style:style>
    <style:style style:name="ro90" style:family="table-row">
      <style:table-row-properties style:row-height="2.4752in" fo:break-before="auto" style:use-optimal-row-height="true"/>
    </style:style>
    <style:style style:name="ro91" style:family="table-row">
      <style:table-row-properties style:row-height="4.55in" fo:break-before="auto" style:use-optimal-row-height="true"/>
    </style:style>
    <style:style style:name="ro92" style:family="table-row">
      <style:table-row-properties style:row-height="2.3937in" fo:break-before="auto" style:use-optimal-row-height="true"/>
    </style:style>
    <style:style style:name="ro93" style:family="table-row">
      <style:table-row-properties style:row-height="1.461in" fo:break-before="auto" style:use-optimal-row-height="true"/>
    </style:style>
    <style:style style:name="ro94" style:family="table-row">
      <style:table-row-properties style:row-height="3.9071in" fo:break-before="auto" style:use-optimal-row-height="true"/>
    </style:style>
    <style:style style:name="ro95" style:family="table-row">
      <style:table-row-properties style:row-height="2.2591in" fo:break-before="auto" style:use-optimal-row-height="true"/>
    </style:style>
    <style:style style:name="ro96" style:family="table-row">
      <style:table-row-properties style:row-height="2.3626in" fo:break-before="auto" style:use-optimal-row-height="true"/>
    </style:style>
    <style:style style:name="ro97" style:family="table-row">
      <style:table-row-properties style:row-height="4.9957in" fo:break-before="auto" style:use-optimal-row-height="true"/>
    </style:style>
    <style:style style:name="ro98" style:family="table-row">
      <style:table-row-properties style:row-height="2.5283in" fo:break-before="auto" style:use-optimal-row-height="true"/>
    </style:style>
    <style:style style:name="ro99" style:family="table-row">
      <style:table-row-properties style:row-height="3.3063in" fo:break-before="auto" style:use-optimal-row-height="true"/>
    </style:style>
    <style:style style:name="ro100" style:family="table-row">
      <style:table-row-properties style:row-height="5.9492in" fo:break-before="auto" style:use-optimal-row-height="true"/>
    </style:style>
    <style:style style:name="ro101" style:family="table-row">
      <style:table-row-properties style:row-height="0.9945in" fo:break-before="auto" style:use-optimal-row-height="true"/>
    </style:style>
    <style:style style:name="ro102" style:family="table-row">
      <style:table-row-properties style:row-height="1.928in" fo:break-before="auto" style:use-optimal-row-height="true"/>
    </style:style>
    <style:style style:name="ro103" style:family="table-row">
      <style:table-row-properties style:row-height="4.6846in" fo:break-before="auto" style:use-optimal-row-height="true"/>
    </style:style>
    <style:style style:name="ro104" style:family="table-row">
      <style:table-row-properties style:row-height="1.9689in" fo:break-before="auto" style:use-optimal-row-height="true"/>
    </style:style>
    <style:style style:name="ro105" style:family="table-row">
      <style:table-row-properties style:row-height="0.352in" fo:break-before="auto" style:use-optimal-row-height="true"/>
    </style:style>
    <style:style style:name="ro106" style:family="table-row">
      <style:table-row-properties style:row-height="0.6634in" fo:break-before="auto" style:use-optimal-row-height="true"/>
    </style:style>
    <style:style style:name="ro107" style:family="table-row">
      <style:table-row-properties style:row-height="1.6583in" fo:break-before="auto" style:use-optimal-row-height="true"/>
    </style:style>
    <style:style style:name="ro108" style:family="table-row">
      <style:table-row-properties style:row-height="2.7598in" fo:break-before="auto" style:use-optimal-row-height="true"/>
    </style:style>
    <style:style style:name="ro109" style:family="table-row">
      <style:table-row-properties style:row-height="2.911in" fo:break-before="auto" style:use-optimal-row-height="true"/>
    </style:style>
    <style:style style:name="ro110" style:family="table-row">
      <style:table-row-properties style:row-height="2.0563in" fo:break-before="auto" style:use-optimal-row-height="true"/>
    </style:style>
    <style:style style:name="ro111" style:family="table-row">
      <style:table-row-properties style:row-height="0.2272in" fo:break-before="auto" style:use-optimal-row-height="false"/>
    </style:style>
    <style:style style:name="ro112" style:family="table-row">
      <style:table-row-properties style:row-height="1.772in" fo:break-before="auto" style:use-optimal-row-height="true"/>
    </style:style>
    <style:style style:name="ro113" style:family="table-row">
      <style:table-row-properties style:row-height="1.948in" fo:break-before="auto" style:use-optimal-row-height="true"/>
    </style:style>
    <style:style style:name="ro114" style:family="table-row">
      <style:table-row-properties style:row-height="1.15in" fo:break-before="auto" style:use-optimal-row-height="true"/>
    </style:style>
    <style:style style:name="ro115" style:family="table-row">
      <style:table-row-properties style:row-height="3.772in" fo:break-before="auto" style:use-optimal-row-height="true"/>
    </style:style>
    <style:style style:name="ro116" style:family="table-row">
      <style:table-row-properties style:row-height="0.1752in" fo:break-before="auto" style:use-optimal-row-height="true"/>
    </style:style>
    <style:style style:name="ro117" style:family="table-row">
      <style:table-row-properties style:row-height="1.6165in" fo:break-before="auto" style:use-optimal-row-height="true"/>
    </style:style>
    <style:style style:name="ro118" style:family="table-row">
      <style:table-row-properties style:row-height="3.6689in" fo:break-before="auto" style:use-optimal-row-height="true"/>
    </style:style>
    <style:style style:name="ro119" style:family="table-row">
      <style:table-row-properties style:row-height="0.8189in" fo:break-before="auto" style:use-optimal-row-height="true"/>
    </style:style>
    <style:style style:name="ro120" style:family="table-row">
      <style:table-row-properties style:row-height="3.8764in" fo:break-before="auto" style:use-optimal-row-height="true"/>
    </style:style>
    <style:style style:name="ro121" style:family="table-row">
      <style:table-row-properties style:row-height="0.3319in" fo:break-before="auto" style:use-optimal-row-height="true"/>
    </style:style>
    <style:style style:name="ro122" style:family="table-row">
      <style:table-row-properties style:row-height="4.052in" fo:break-before="auto" style:use-optimal-row-height="true"/>
    </style:style>
    <style:style style:name="ro123" style:family="table-row">
      <style:table-row-properties style:row-height="0.4756in" fo:break-before="auto" style:use-optimal-row-height="true"/>
    </style:style>
    <style:style style:name="ro124" style:family="table-row">
      <style:table-row-properties style:row-height="1.8736in" fo:break-before="auto" style:use-optimal-row-height="true"/>
    </style:style>
    <style:style style:name="ro125" style:family="table-row">
      <style:table-row-properties style:row-height="1.6866in" fo:break-before="auto" style:use-optimal-row-height="true"/>
    </style:style>
    <style:style style:name="ro126" style:family="table-row">
      <style:table-row-properties style:row-height="0.1862in" fo:break-before="auto" style:use-optimal-row-height="true"/>
    </style:style>
    <style:style style:name="ro127" style:family="table-row">
      <style:table-row-properties style:row-height="1.2319in" fo:break-before="auto" style:use-optimal-row-height="true"/>
    </style:style>
    <style:style style:name="ro128" style:family="table-row">
      <style:table-row-properties style:row-height="0.7965in" fo:break-before="auto" style:use-optimal-row-height="true"/>
    </style:style>
    <style:style style:name="ro129" style:family="table-row">
      <style:table-row-properties style:row-height="0.6417in" fo:break-before="auto" style:use-optimal-row-height="true"/>
    </style:style>
    <style:style style:name="ro130" style:family="table-row">
      <style:table-row-properties style:row-height="0.6311in" fo:break-before="auto" style:use-optimal-row-height="true"/>
    </style:style>
    <style:style style:name="ro131" style:family="table-row">
      <style:table-row-properties style:row-height="0.4965in" fo:break-before="auto" style:use-optimal-row-height="true"/>
    </style:style>
    <style:style style:name="ro132" style:family="table-row">
      <style:table-row-properties style:row-height="1.5528in" fo:break-before="auto" style:use-optimal-row-height="true"/>
    </style:style>
    <style:style style:name="ro133" style:family="table-row">
      <style:table-row-properties style:row-height="1.252in" fo:break-before="auto" style:use-optimal-row-height="true"/>
    </style:style>
    <style:style style:name="ro134" style:family="table-row">
      <style:table-row-properties style:row-height="1.5728in" fo:break-before="auto" style:use-optimal-row-height="true"/>
    </style:style>
    <style:style style:name="ro135" style:family="table-row">
      <style:table-row-properties style:row-height="3.5091in" fo:break-before="auto" style:use-optimal-row-height="true"/>
    </style:style>
    <style:style style:name="ro136" style:family="table-row">
      <style:table-row-properties style:row-height="2.7429in" fo:break-before="auto" style:use-optimal-row-height="true"/>
    </style:style>
    <style:style style:name="ro137" style:family="table-row">
      <style:table-row-properties style:row-height="2.298in" fo:break-before="auto" style:use-optimal-row-height="true"/>
    </style:style>
    <style:style style:name="ro138" style:family="table-row">
      <style:table-row-properties style:row-height="2.0283in" fo:break-before="auto" style:use-optimal-row-height="true"/>
    </style:style>
    <style:style style:name="ro139" style:family="table-row">
      <style:table-row-properties style:row-height="1.7075in" fo:break-before="auto" style:use-optimal-row-height="true"/>
    </style:style>
    <style:style style:name="ro140"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style:text-align-source="fix" style:repeat-content="false" fo:wrap-option="wrap"/>
      <style:paragraph-properties fo:text-align="center"/>
    </style:style>
    <style:style style:name="ce10" style:family="table-cell" style:parent-style-name="Default" style:data-style-name="N100">
      <style:table-cell-properties fo:background-color="#99ccff" fo:wrap-option="wrap"/>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font-size-complex="5.65000009536743pt"/>
    </style:style>
    <style:style style:name="ce14" style:family="table-cell" style:parent-style-name="Default">
      <style:text-properties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start"/>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font-size-complex="5.69999980926514pt"/>
    </style:style>
    <style:style style:name="ce20"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style>
    <style:style style:name="ce23" style:family="table-cell" style:parent-style-name="Default">
      <style:table-cell-properties fo:wrap-option="wrap"/>
    </style:style>
    <style:style style:name="ce24"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fo:font-weight="normal" style:font-weight-asian="normal" style:font-weight-complex="normal"/>
    </style:style>
    <style:style style:name="ce27" style:family="table-cell" style:parent-style-name="Default" style:data-style-name="N100">
      <style:table-cell-properties fo:wrap-option="wrap"/>
      <style:text-properties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style>
    <style:style style:name="ce29"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3">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3">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30">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4">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1">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3">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5">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6">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6" table:number-rows-repeated="20">
          <table:table-cell table:number-columns-repeated="6"/>
        </table:table-row>
        <table:table-row table:style-name="ro36">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4">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1">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4"/>
        <table:table-column table:style-name="co7" table:default-cell-style-name="ce4"/>
        <table:table-column table:style-name="co57" table:default-cell-style-name="ce4"/>
        <table:table-column table:style-name="co7" table:default-cell-style-name="ce4"/>
        <table:table-column table:style-name="co58" table:default-cell-style-name="ce4"/>
        <table:table-column table:style-name="co59" table:default-cell-style-name="ce4"/>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Default"/>
          <table:table-cell office:value-type="string">
            <text:p>St. Matthew 5:4</text:p>
          </table:table-cell>
          <table:table-cell table:style-name="ce9"/>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10" table:number-rows-repeated="41">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9">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3">
          <table:table-cell/>
          <table:table-cell office:value-type="string">
            <text:p>93</text:p>
          </table:table-cell>
          <table:table-cell table:number-columns-repeated="5"/>
        </table:table-row>
        <table:table-row table:style-name="ro23">
          <table:table-cell/>
          <table:table-cell office:value-type="string">
            <text:p>117</text:p>
          </table:table-cell>
          <table:table-cell table:number-columns-repeated="5"/>
        </table:table-row>
        <table:table-row table:style-name="ro23">
          <table:table-cell/>
          <table:table-cell office:value-type="string">
            <text:p>120</text:p>
          </table:table-cell>
          <table:table-cell table:number-columns-repeated="5"/>
        </table:table-row>
        <table:table-row table:style-name="ro23">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5">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6">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7">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1">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8">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9" table:number-rows-repeated="11">
          <table:table-cell table:number-columns-repeated="6"/>
        </table:table-row>
        <table:table-row table:style-name="ro49">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0">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1">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2">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2">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6">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2">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2">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3">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4">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2">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2">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3">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5" table:number-rows-repeated="1048535">
          <table:table-cell table:number-columns-repeated="1024"/>
        </table:table-row>
        <table:table-row table:style-name="ro55">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7">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
        <table:table-column table:style-name="co21"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3">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8">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8">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2">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9">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7">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4">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1">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0">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0">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1">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1">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2" table:number-rows-repeated="18">
          <table:table-cell table:number-columns-repeated="6"/>
          <table:table-cell table:style-name="ce4"/>
        </table:table-row>
        <table:table-row table:style-name="ro62" table:number-rows-repeated="57">
          <table:table-cell table:number-columns-repeated="7"/>
        </table:table-row>
        <table:table-row table:style-name="ro62">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4">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0">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4">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3">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8">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4">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1">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1">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4">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4">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4">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4">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5">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2">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4">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6">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7">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5">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4">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4">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4">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4">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6" table:default-cell-style-name="ce4"/>
        <table:table-column table:style-name="co21" table:default-cell-style-name="ce4"/>
        <table:table-column table:style-name="co117" table:default-cell-style-name="ce4"/>
        <table:table-column table:style-name="co40" table:default-cell-style-name="ce4"/>
        <table:table-column table:style-name="co118"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8">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8">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8">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8">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Hope = “angel of memory” ?</text:p>
          </table:table-cell>
        </table:table-row>
        <table:table-row table:style-name="ro19" table:number-rows-repeated="48">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9">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0">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1">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2">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4">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3">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4">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4">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4">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1">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3">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4">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4">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0">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4">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5">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6">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1">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8">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9">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8">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2">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6">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8">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8">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1">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2">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3">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2">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4">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5">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7">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6">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3">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3">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0" table:default-cell-style-name="ce4"/>
        <table:table-column table:style-name="co141" table:default-cell-style-name="ce4"/>
        <table:table-column table:style-name="co142"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7">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3" table:default-cell-style-name="ce4"/>
        <table:table-column table:style-name="co21" table:default-cell-style-name="ce4"/>
        <table:table-column table:style-name="co144" table:default-cell-style-name="ce4"/>
        <table:table-column table:style-name="co145" table:default-cell-style-name="ce4"/>
        <table:table-column table:style-name="co146" table:default-cell-style-name="ce4"/>
        <table:table-column table:style-name="co147"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3">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3">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9">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7">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0">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4">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4" table:number-rows-repeated="41">
          <table:table-cell table:number-columns-repeated="6"/>
        </table:table-row>
        <table:table-row table:style-name="ro64">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48" table:default-cell-style-name="ce4"/>
        <table:table-column table:style-name="co7" table:number-columns-repeated="2" table:default-cell-style-name="ce4"/>
        <table:table-column table:style-name="co9" table:default-cell-style-name="ce4"/>
        <table:table-column table:style-name="co149" table:default-cell-style-name="ce4"/>
        <table:table-column table:style-name="co150"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1">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3">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4">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4">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1">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4">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4">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4">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4">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1" table:default-cell-style-name="Default"/>
        <table:table-column table:style-name="co21" table:default-cell-style-name="Default"/>
        <table:table-column table:style-name="co152" table:default-cell-style-name="Default"/>
        <table:table-column table:style-name="co7" table:default-cell-style-name="Default"/>
        <table:table-column table:style-name="co153"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8">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8">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2">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8">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4" table:default-cell-style-name="ce4"/>
        <table:table-column table:style-name="co155"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3">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6" table:default-cell-style-name="Default"/>
        <table:table-column table:style-name="co157" table:default-cell-style-name="Default"/>
        <table:table-column table:style-name="co158" table:default-cell-style-name="Default"/>
        <table:table-column table:style-name="co21" table:default-cell-style-name="Default"/>
        <table:table-column table:style-name="co159" table:default-cell-style-name="Default"/>
        <table:table-column table:style-name="co160" table:default-cell-style-name="Default"/>
        <table:table-row table:style-name="ro23">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4">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4">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8">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4">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5">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1"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8">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5">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6">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1">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7">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5">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97">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62" table:default-cell-style-name="Default"/>
        <table:table-column table:style-name="co7" table:number-columns-repeated="3" table:default-cell-style-name="Default"/>
        <table:table-column table:style-name="co163" table:default-cell-style-name="Default"/>
        <table:table-column table:style-name="co16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8">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8">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99">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0">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5" table:default-cell-style-name="ce4"/>
        <table:table-column table:style-name="co166"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default-cell-style-name="Default"/>
        <table:table-row table:style-name="ro9" table:number-rows-repeated="2">
          <table:table-cell/>
        </table:table-row>
        <table:table-row table:style-name="ro10">
          <table:table-cell office:value-type="string">
            <text:p>pg. 120 and pg. 157. <text:s/>Marriage on both days. <text:s/>157-120 = 37.</text:p>
          </table:table-cell>
        </table:table-row>
        <table:table-row table:style-name="ro9">
          <table:table-cell/>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67" table:default-cell-style-name="ce4"/>
        <table:table-column table:style-name="co168" table:default-cell-style-name="ce4"/>
        <table:table-column table:style-name="co18" table:default-cell-style-name="ce4"/>
        <table:table-column table:style-name="co169" table:default-cell-style-name="ce4"/>
        <table:table-column table:style-name="co170"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0">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4">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1" table:default-cell-style-name="ce4"/>
        <table:table-column table:style-name="co22" table:default-cell-style-name="ce4"/>
        <table:table-column table:style-name="co172" table:default-cell-style-name="ce4"/>
        <table:table-column table:style-name="co7" table:default-cell-style-name="ce4"/>
        <table:table-column table:style-name="co173" table:default-cell-style-name="ce4"/>
        <table:table-column table:style-name="co174"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8">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1">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1">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right" table:style-name="ta1">
        <table:table-column table:style-name="co175" table:default-cell-style-name="Default"/>
        <table:table-column table:style-name="co7" table:default-cell-style-name="ce4"/>
        <table:table-column table:style-name="co176" table:default-cell-style-name="ce4"/>
        <table:table-column table:style-name="co177" table:default-cell-style-name="ce4"/>
        <table:table-column table:style-name="co7" table:default-cell-style-name="ce4"/>
        <table:table-column table:style-name="co178" table:default-cell-style-name="ce4"/>
        <table:table-column table:style-name="co179"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8">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7">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7">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7">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0" table:default-cell-style-name="ce4"/>
        <table:table-column table:style-name="co7" table:default-cell-style-name="ce4"/>
        <table:table-column table:style-name="co66" table:default-cell-style-name="ce4"/>
        <table:table-column table:style-name="co181"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82" table:default-cell-style-name="Default"/>
        <table:table-column table:style-name="co183"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84" table:default-cell-style-name="ce4"/>
        <table:table-column table:style-name="co102" table:default-cell-style-name="ce4"/>
        <table:table-column table:style-name="co185"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8">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86" table:default-cell-style-name="ce2"/>
        <table:table-column table:style-name="co187"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1">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2">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7">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3">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1">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188" table:default-cell-style-name="ce4"/>
        <table:table-column table:style-name="co7" table:default-cell-style-name="ce4"/>
        <table:table-column table:style-name="co163" table:default-cell-style-name="ce4"/>
        <table:table-column table:style-name="co189"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3">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7">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4">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1">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5">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6">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3">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190" table:default-cell-style-name="Default"/>
        <table:table-column table:style-name="co166"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4">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1">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191" table:default-cell-style-name="ce4"/>
        <table:table-column table:style-name="co192" table:default-cell-style-name="ce4"/>
        <table:table-column table:style-name="co193" table:default-cell-style-name="ce4"/>
        <table:table-column table:style-name="co194" table:default-cell-style-name="ce4"/>
        <table:table-column table:style-name="co195"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6">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8">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1">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6"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197"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7">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198" table:default-cell-style-name="ce4"/>
        <table:table-column table:style-name="co199" table:default-cell-style-name="ce4"/>
        <table:table-column table:style-name="co200"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08">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9">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0">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4">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4" table:number-rows-repeated="5">
          <table:table-cell table:number-columns-repeated="6"/>
        </table:table-row>
        <table:table-row table:style-name="ro64">
          <table:table-cell table:style-name="Default"/>
          <table:table-cell table:number-columns-repeated="5"/>
        </table:table-row>
      </table:table>
      <table:table table:name="thing" table:style-name="ta1" table:print="false">
        <table:table-column table:style-name="co201" table:default-cell-style-name="ce4"/>
        <table:table-column table:style-name="co196" table:default-cell-style-name="ce4"/>
        <table:table-column table:style-name="co202" table:default-cell-style-name="ce4"/>
        <table:table-column table:style-name="co7" table:default-cell-style-name="ce4"/>
        <table:table-column table:style-name="co203"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1">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7">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2">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3">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4">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7">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7">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3">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5">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04" table:default-cell-style-name="ce4"/>
        <table:table-column table:style-name="co205"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5">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3">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7">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7">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06" table:default-cell-style-name="ce4"/>
        <table:table-column table:style-name="co183"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7">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6">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6">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7">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7">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07" table:default-cell-style-name="ce8"/>
        <table:table-column table:style-name="co46" table:default-cell-style-name="ce8"/>
        <table:table-column table:style-name="co208" table:default-cell-style-name="ce8"/>
        <table:table-column table:style-name="co209"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6" table:number-rows-repeated="45">
          <table:table-cell table:number-columns-repeated="6"/>
        </table:table-row>
        <table:table-row table:style-name="ro116">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10" table:default-cell-style-name="ce4"/>
        <table:table-column table:style-name="co211"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12" table:default-cell-style-name="Default"/>
        <table:table-column table:style-name="co7" table:default-cell-style-name="Default"/>
        <table:table-column table:style-name="co213"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3">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4">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7">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7">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1">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1">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2" table:default-cell-style-name="ce4"/>
        <table:table-column table:style-name="co65" table:default-cell-style-name="ce4"/>
        <table:table-column table:style-name="co7" table:number-columns-repeated="2" table:default-cell-style-name="ce4"/>
        <table:table-column table:style-name="co214" table:default-cell-style-name="ce4"/>
        <table:table-column table:style-name="co174"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7">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7">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8">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71" table:default-cell-style-name="ce4"/>
        <table:table-column table:style-name="co7" table:default-cell-style-name="ce4"/>
        <table:table-column table:style-name="co215" table:default-cell-style-name="ce4"/>
        <table:table-column table:style-name="co201" table:default-cell-style-name="ce4"/>
        <table:table-column table:style-name="co216" table:default-cell-style-name="ce4"/>
        <table:table-column table:style-name="co217"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5">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8">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1">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9">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45">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0">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3">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9">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3">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7">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7">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text:p>
          </table:table-cell>
        </table:table-row>
        <table:table-row table:style-name="ro10" table:number-rows-repeated="47">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18" table:default-cell-style-name="ce4"/>
        <table:table-column table:style-name="co219"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8">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5">“</text:span><text:span text:style-name="T45">wait” might mean the number </text:span><text:span text:style-name="T36">9 </text:span><text:span text:style-name="T18">since verse 9 is highlighted.</text:span></text:p>
            <text:p><text:span text:style-name="T45"/></text:p>
            <text:p><text:span text:style-name="T45">Since the word “sounded” is used, it might mean unison or octave, since 9/9 = 1.</text:span></text:p>
            <text:p><text:span text:style-name="T45"/></text:p>
          </table:table-cell>
        </table:table-row>
        <table:table-row table:style-name="ro57">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20" table:default-cell-style-name="ce4"/>
        <table:table-column table:style-name="co7" table:default-cell-style-name="ce4"/>
        <table:table-column table:style-name="co221" table:default-cell-style-name="ce4"/>
        <table:table-column table:style-name="co89" table:default-cell-style-name="ce4"/>
        <table:table-column table:style-name="co222" table:default-cell-style-name="ce4"/>
        <table:table-column table:style-name="co223"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2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5">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8">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2">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1">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text:p>
          </table:table-cell>
        </table:table-row>
        <table:table-row table:style-name="ro10" table:number-rows-repeated="35">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24" table:default-cell-style-name="ce4"/>
        <table:table-column table:style-name="co225"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26" table:default-cell-style-name="ce4"/>
        <table:table-column table:style-name="co7" table:number-columns-repeated="3" table:default-cell-style-name="ce4"/>
        <table:table-column table:style-name="co132" table:default-cell-style-name="ce4"/>
        <table:table-column table:style-name="co227"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0">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3">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28" table:default-cell-style-name="ce4"/>
        <table:table-column table:style-name="co229"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7">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3">
          <table:table-cell/>
          <table:table-cell office:value-type="string">
            <text:p>33</text:p>
          </table:table-cell>
          <table:table-cell table:number-columns-repeated="4"/>
        </table:table-row>
        <table:table-row table:style-name="ro31">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5">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2">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30" table:default-cell-style-name="ce8"/>
        <table:table-column table:style-name="co79" table:default-cell-style-name="ce8"/>
        <table:table-column table:style-name="co231" table:default-cell-style-name="ce8"/>
        <table:table-column table:style-name="co232" table:default-cell-style-name="ce4"/>
        <table:table-column table:style-name="co233"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3">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3">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0">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4">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5">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6">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3">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7">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8">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8">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9">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0">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1">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2">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2">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3">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7">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4">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5">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7">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5">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6">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3">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7">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3">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2">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0">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2">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38">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9">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0">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8">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5">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3">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6" table:number-rows-repeated="9">
          <table:table-cell table:number-columns-repeated="4"/>
          <table:table-cell table:style-name="ce8"/>
          <table:table-cell/>
        </table:table-row>
        <table:table-row table:style-name="ro116" table:number-rows-repeated="21">
          <table:table-cell table:style-name="ce4" table:number-columns-repeated="4"/>
          <table:table-cell/>
          <table:table-cell table:style-name="ce4"/>
        </table:table-row>
        <table:table-row table:style-name="ro116">
          <table:table-cell table:style-name="ce4" table:number-columns-repeated="4"/>
          <table:table-cell/>
          <table:table-cell table:style-name="ce4"/>
        </table:table-row>
      </table:table>
      <table:table table:name="wife marriage wedding" table:style-name="ta1">
        <table:table-column table:style-name="co171" table:default-cell-style-name="ce4"/>
        <table:table-column table:style-name="co7" table:default-cell-style-name="ce4"/>
        <table:table-column table:style-name="co57" table:default-cell-style-name="ce4"/>
        <table:table-column table:style-name="co7" table:default-cell-style-name="ce4"/>
        <table:table-column table:style-name="co234" table:default-cell-style-name="ce4"/>
        <table:table-column table:style-name="co235"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0">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36" table:default-cell-style-name="Default"/>
        <table:table-column table:style-name="co237" table:default-cell-style-name="Default"/>
        <table:table-column table:style-name="co238"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8">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58">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1">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3">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48">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Georgia" svg:font-family="Georgia"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5">00/00/0000</text:date>, <text:time style:data-style-name="N2" text:time-value="0000-00-00T14:0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10-05T03:52:11</dc:date>
    <meta:editing-duration>P22DT1H21M11S</meta:editing-duration>
    <meta:editing-cycles>465</meta:editing-cycles>
    <dc:creator>Ryan </dc:creator>
    <meta:document-statistic meta:table-count="112" meta:cell-count="2282" meta:object-count="0"/>
  </office:meta>
</office:document-meta>
</file>